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arca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Que es una marca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Las marcas son un signo distintivo por el cual los diferentes productores, comerciantes o proveedores de productos o servicios, diferencian sus productos o servicios en el mercad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 son una marc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s nombres, palabras y signos utilizados para designar o distinguir la naturaleza de un producto</text:p>
              </text:list-item>
              <text:list-item>
                <text:p>Las frases publicitarias que hayan pasado al uso general</text:p>
              </text:list-item>
              <text:list-item>
                <text:p>La forma de los productos</text:p>
              </text:list-item>
              <text:list-item>
                <text:p>El color natural o intrínseco de los produc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 se puede registra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rcas idénticas o similares a las previamente registradas</text:p>
              </text:list-item>
              <text:list-item>
                <text:p>Nombres de países o regiones</text:p>
              </text:list-item>
              <text:list-item>
                <text:p>Marcas que presten a la confusión respecto a la naturaleza del producto</text:p>
              </text:list-item>
              <text:list-item>
                <text:p>Marcas que atenten contra la moral y buenas costumb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 se puede registra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 nombre, seudónimo o retrato de una persona sin su consentimiento </text:p>
              </text:list-item>
              <text:list-item>
                <text:p>Las designaciones de actividades, incluyendo nombres y razones sociales.</text:p>
              </text:list-item>
              <text:list-item>
                <text:p>Las frases publicitarias que carezcan de originalid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pos de Marc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nominativas: son las compuestas única y exclusivamente por palabras o caracteres</text:p>
              </text:list-item>
              <text:list-item>
                <text:p>Figurativas: son los símbolos gráficos, dibujos y logotip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rech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El titular de una marca posee la garantía de uso exclusivo de la misma, pudiendo perseguir acciones legales aplicables a aquellos que hagan uso de la misma sin autorizació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rech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El titular de una marca puede ceder o vender la misma, de manera total o parcial para su futuro uso exclusivo o no exclusiv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tinción de la propieda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r renuncia del titular</text:p>
              </text:list-item>
              <text:list-item>
                <text:p>Por vencimiento del termino de vigencia</text:p>
              </text:list-item>
              <text:list-item>
                <text:p>Por la declaración de nulid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9T09:59:11.941000000</meta:creation-date>
    <meta:editing-duration>PT15M7S</meta:editing-duration>
    <meta:editing-cycles>3</meta:editing-cycles>
    <meta:generator>LibreOffice/6.3.2.2$Windows_X86_64 LibreOffice_project/98b30e735bda24bc04ab42594c85f7fd8be07b9c</meta:generator>
    <dc:title>Midnightblue</dc:title>
    <dc:date>2020-06-09T10:25:20.682000000</dc:date>
    <meta:document-statistic meta:object-count="84"/>
  </office:meta>
</office:document-meta>
</file>